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skoola Pota2" svg:font-family="'Iskoola Pota'"/>
    <style:font-face style:name="DejaVu Sans Mono1" svg:font-family="'DejaVu Sans Mono'" style:font-family-generic="modern" style:font-pitch="fixed"/>
    <style:font-face style:name="Iskoola Pota1" svg:font-family="'Iskoola Pota'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skoola Pota" svg:font-family="'Iskoola Pot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2.18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20.006cm"/>
    </style:style>
    <style:style style:name="pr5" style:family="presentation" style:parent-style-name="Default-outline1">
      <style:graphic-properties draw:auto-grow-height="true" fo:min-height="12.183cm"/>
    </style:style>
    <style:style style:name="pr6" style:family="presentation" style:parent-style-name="Default-outline1">
      <style:graphic-properties draw:auto-grow-height="true" fo:min-height="14.683cm"/>
    </style:style>
    <style:style style:name="co1" style:family="table-column">
      <style:table-column-properties style:column-width="10.09cm" style:use-optimal-column-width="false"/>
    </style:style>
    <style:style style:name="co2" style:family="table-column">
      <style:table-column-properties style:column-width="1.84cm" style:use-optimal-column-width="false"/>
    </style:style>
    <style:style style:name="co3" style:family="table-column">
      <style:table-column-properties style:column-width="1.894cm" style:use-optimal-column-width="false"/>
    </style:style>
    <style:style style:name="co4" style:family="table-column">
      <style:table-column-properties style:column-width="1.897cm" style:use-optimal-column-width="false"/>
    </style:style>
    <style:style style:name="ro1" style:family="table-row">
      <style:table-row-properties style:row-height="1.612cm"/>
    </style:style>
    <style:style style:name="ro2" style:family="table-row">
      <style:table-row-properties style:row-height="1.614cm"/>
    </style:style>
    <style:style style:name="ce1" style:family="table-cell">
      <loext:graphic-properties style:repeat="repeat"/>
      <style:text-properties fo:color="#000000"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style:repeat="repeat"/>
      <style:text-properties fo:font-size="22pt" style:font-size-asian="22pt" style:font-size-complex="22pt"/>
    </style:style>
    <style:style style:name="P1" style:family="paragraph">
      <loext:graphic-properties draw:fill-color="#ffffff"/>
    </style:style>
    <style:style style:name="P2" style:family="paragraph">
      <style:text-properties style:font-name="DejaVu Sans Mono1" fo:font-size="26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DejaVu Sans Mono1"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cc" fo:font-style="normal" style:font-style-asian="normal" style:font-style-complex="normal"/>
    </style:style>
    <style:style style:name="T5" style:family="text">
      <style:text-properties style:font-name="DejaVu Sans Mono1" fo:font-size="26pt" style:font-size-asian="26pt" style:font-size-complex="26pt"/>
    </style:style>
    <style:style style:name="T6" style:family="text">
      <style:text-properties style:font-name="DejaVu Sans Mono1" fo:font-size="26pt" fo:font-style="normal" style:font-size-asian="26pt" style:font-style-asian="normal" style:font-size-complex="26pt" style:font-style-complex="normal"/>
    </style:style>
    <style:style style:name="T7" style:family="text">
      <style:text-properties fo:color="#0000cc" style:font-name="DejaVu Sans Mono1" fo:font-size="26pt" fo:font-style="normal" style:font-size-asian="26pt" style:font-style-asian="normal" style:font-size-complex="26pt" style:font-style-complex="normal"/>
    </style:style>
    <style:style style:name="T8" style:family="text">
      <style:text-properties style:use-window-font-color="true" style:font-name="DejaVu Sans Mono1" fo:font-size="26pt" fo:font-style="normal" style:font-size-asian="26pt" style:font-style-asian="normal" style:font-size-complex="26pt" style:font-style-complex="normal"/>
    </style:style>
    <style:style style:name="T9" style:family="text">
      <style:text-properties fo:color="#000000" style:font-name="DejaVu Sans Mono1" fo:font-size="26pt" fo:font-style="normal" style:font-size-asian="26pt" style:font-style-asian="normal" style:font-size-complex="26pt" style:font-style-complex="normal"/>
    </style:style>
    <style:style style:name="T10" style:family="text">
      <style:text-properties fo:color="#800000" style:font-name="DejaVu Sans Mono1" fo:font-size="26pt" fo:font-style="normal" style:font-size-asian="26pt" style:font-style-asian="normal" style:font-size-complex="26pt" style:font-style-complex="normal"/>
    </style:style>
    <style:style style:name="T11" style:family="text">
      <style:text-properties style:font-name="DejaVu Sans Mono1" fo:font-size="20pt" style:font-size-asian="20pt" style:font-size-complex="20pt"/>
    </style:style>
    <style:style style:name="T12" style:family="text">
      <style:text-properties style:font-name="DejaVu Sans Mono1" fo:font-size="20pt" fo:font-style="normal" style:font-size-asian="20pt" style:font-style-asian="normal" style:font-size-complex="20pt" style:font-style-complex="normal"/>
    </style:style>
    <style:style style:name="T13" style:family="text">
      <style:text-properties fo:color="#ff3333" style:font-name="DejaVu Sans Mono1" fo:font-size="20pt" fo:font-style="normal" style:font-size-asian="20pt" style:font-style-asian="normal" style:font-size-complex="20pt" style:font-style-complex="normal"/>
    </style:style>
    <style:style style:name="T14" style:family="text">
      <style:text-properties fo:color="#800000" style:font-name="DejaVu Sans Mono1" fo:font-size="20pt" fo:font-style="normal" style:font-size-asian="20pt" style:font-style-asian="normal" style:font-size-complex="20pt" style:font-style-complex="normal"/>
    </style:style>
    <style:style style:name="T15" style:family="text">
      <style:text-properties fo:color="#0000cc" style:font-name="DejaVu Sans Mono1" fo:font-size="20pt" fo:font-style="normal" style:font-size-asian="20pt" style:font-style-asian="normal" style:font-size-complex="20pt" style:font-style-complex="normal"/>
    </style:style>
    <style:style style:name="T16" style:family="text">
      <style:text-properties style:use-window-font-color="true" style:font-name="DejaVu Sans Mono1" fo:font-size="20pt" fo:font-style="normal" style:font-size-asian="20pt" style:font-style-asian="normal" style:font-size-complex="20pt" style:font-style-complex="normal"/>
    </style:style>
    <style:style style:name="T17" style:family="text">
      <style:text-properties fo:color="#000000" style:font-name="DejaVu Sans Mono1" fo:font-size="20pt" fo:font-style="normal" style:font-size-asian="20pt" style:font-style-asian="normal" style:font-size-complex="20pt" style:font-style-complex="normal"/>
    </style:style>
    <style:style style:name="T18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RC Calculation</text:p>
          </draw:text-box>
        </draw:frame>
        <draw:frame presentation:style-name="pr2" draw:layer="layout" svg:width="25.191cm" svg:height="12.183cm" svg:x="1.399cm" svg:y="4.915cm" presentation:class="outline" presentation:user-transformed="true">
          <draw:text-box>
            <text:p>Take G(<text:span text:style-name="T1">x</text:span><text:span text:style-name="T2">)=</text:span><text:span text:style-name="T2"><text:tab/></text:span><text:span text:style-name="T1">x</text:span><text:span text:style-name="T3">3</text:span><text:span text:style-name="T1">+x+</text:span><text:span text:style-name="T2">1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=</text:span><text:span text:style-name="T2"><text:tab/></text:span><text:span text:style-name="T2">1011</text:span></text:p>
            <text:p><text:span text:style-name="T2">Message = 1101 0011 1</text:span></text:p>
            <text:p><text:span text:style-name="T2">Add padding (3 bits)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101 0011 1</text:span><text:span text:style-name="T4">0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2" draw:layer="layout" svg:width="25.191cm" svg:height="20.006cm" svg:x="1.399cm" svg:y="0.5cm" presentation:class="outline" presentation:user-transformed="true">
          <draw:text-box>
            <text:p><text:span text:style-name="T5">1011 | </text:span><text:span text:style-name="T6">1101 0011 1</text:span><text:span text:style-name="T7">000</text:span></text:p>
            <text:p><text:span text:style-name="T7"><text:s text:c="7"/></text:span><text:span text:style-name="T8">1011</text:span><text:span text:style-name="T7"> </text:span></text:p>
            <text:p><text:span text:style-name="T9"><text:s text:c="8"/></text:span><text:span text:style-name="T9">110 0</text:span></text:p>
            <text:p><text:span text:style-name="T9"><text:s text:c="8"/></text:span><text:span text:style-name="T9">101 1</text:span></text:p>
            <text:p><text:span text:style-name="T9"><text:s text:c="9"/></text:span><text:span text:style-name="T9">11 10</text:span></text:p>
            <text:p><text:span text:style-name="T9"><text:s text:c="9"/></text:span><text:span text:style-name="T9">10 11</text:span></text:p>
            <text:p><text:span text:style-name="T9"><text:s text:c="10"/></text:span><text:span text:style-name="T9">1 011</text:span></text:p>
            <text:p><text:span text:style-name="T9"><text:s text:c="10"/></text:span><text:span text:style-name="T9">1 011</text:span></text:p>
            <text:p><text:span text:style-name="T9"><text:s text:c="15"/></text:span><text:span text:style-name="T9">1 100</text:span></text:p>
            <text:p><text:span text:style-name="T9"><text:s text:c="15"/></text:span><text:span text:style-name="T9">1 011</text:span></text:p>
            <text:p><text:span text:style-name="T9"><text:s text:c="17"/></text:span><text:span text:style-name="T9">1110</text:span></text:p>
            <text:p><text:span text:style-name="T9"><text:s text:c="17"/></text:span><text:span text:style-name="T9">1011</text:span></text:p>
            <text:p><text:span text:style-name="T10"><text:s text:c="18"/></text:span><text:span text:style-name="T10">101 - remai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2" draw:layer="layout" svg:width="25.191cm" svg:height="20.006cm" svg:x="1.399cm" svg:y="0.5cm" presentation:class="outline" presentation:user-transformed="true">
          <draw:text-box>
            <text:p><text:span text:style-name="T5">1011 | </text:span><text:span text:style-name="T6">1101 0011 1</text:span><text:span text:style-name="T10">101</text:span></text:p>
            <text:p><text:span text:style-name="T7"><text:s text:c="7"/></text:span><text:span text:style-name="T8">1011</text:span><text:span text:style-name="T7"> </text:span></text:p>
            <text:p><text:span text:style-name="T9"><text:s text:c="8"/></text:span><text:span text:style-name="T9">110 0</text:span></text:p>
            <text:p><text:span text:style-name="T9"><text:s text:c="8"/></text:span><text:span text:style-name="T9">101 1</text:span></text:p>
            <text:p><text:span text:style-name="T9"><text:s text:c="9"/></text:span><text:span text:style-name="T9">11 10</text:span></text:p>
            <text:p><text:span text:style-name="T9"><text:s text:c="9"/></text:span><text:span text:style-name="T9">10 11</text:span></text:p>
            <text:p><text:span text:style-name="T9"><text:s text:c="10"/></text:span><text:span text:style-name="T9">1 011</text:span></text:p>
            <text:p><text:span text:style-name="T9"><text:s text:c="10"/></text:span><text:span text:style-name="T9">1 011</text:span></text:p>
            <text:p><text:span text:style-name="T9"><text:s text:c="15"/></text:span><text:span text:style-name="T9">1 110</text:span></text:p>
            <text:p><text:span text:style-name="T9"><text:s text:c="15"/></text:span><text:span text:style-name="T9">1 011</text:span></text:p>
            <text:p><text:span text:style-name="T9"><text:s text:c="17"/></text:span><text:span text:style-name="T9">1011</text:span></text:p>
            <text:p><text:span text:style-name="T9"><text:s text:c="17"/></text:span><text:span text:style-name="T9">1011</text:span></text:p>
            <text:p><text:span text:style-name="T10"><text:s text:c="20"/></text:span><text:span text:style-name="T10">No remai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1cm" svg:height="20.006cm" svg:x="1.399cm" svg:y="0.5cm" presentation:class="outline" presentation:user-transformed="true">
          <draw:text-box>
            <text:p><text:span text:style-name="T11">1011 | </text:span><text:span text:style-name="T12">1101 0</text:span><text:span text:style-name="T13">10</text:span><text:span text:style-name="T12">1 1</text:span><text:span text:style-name="T14">101</text:span></text:p>
            <text:p><text:span text:style-name="T15"><text:s text:c="7"/></text:span><text:span text:style-name="T16">1011</text:span><text:span text:style-name="T15"> </text:span></text:p>
            <text:p><text:span text:style-name="T17"><text:s text:c="8"/></text:span><text:span text:style-name="T17">110 0</text:span></text:p>
            <text:p><text:span text:style-name="T17"><text:s text:c="8"/></text:span><text:span text:style-name="T17">101 1</text:span></text:p>
            <text:p><text:span text:style-name="T17"><text:s text:c="9"/></text:span><text:span text:style-name="T17">11 11</text:span></text:p>
            <text:p><text:span text:style-name="T17"><text:s text:c="9"/></text:span><text:span text:style-name="T17">10 11</text:span></text:p>
            <text:p><text:span text:style-name="T17"><text:s text:c="10"/></text:span><text:span text:style-name="T17">1 000</text:span></text:p>
            <text:p><text:span text:style-name="T17"><text:s text:c="10"/></text:span><text:span text:style-name="T17">1 011</text:span></text:p>
            <text:p><text:span text:style-name="T17"><text:s text:c="13"/></text:span><text:span text:style-name="T17">111 1</text:span></text:p>
            <text:p><text:span text:style-name="T17"><text:s text:c="13"/></text:span><text:span text:style-name="T17">101 1</text:span></text:p>
            <text:p><text:span text:style-name="T17"><text:s text:c="14"/></text:span><text:span text:style-name="T17">10 01</text:span></text:p>
            <text:p><text:span text:style-name="T17"><text:s text:c="14"/></text:span><text:span text:style-name="T17">10 11</text:span></text:p>
            <text:p><text:span text:style-name="T17"><text:s text:c="17"/></text:span><text:span text:style-name="T17">1001</text:span></text:p>
            <text:p><text:span text:style-name="T17"><text:s text:c="17"/></text:span><text:span text:style-name="T17">1011</text:span></text:p>
            <text:p><text:span text:style-name="T17"><text:s text:c="19"/></text:span><text:span text:style-name="T17">10 - </text:span><text:span text:style-name="T14">remai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1cm" svg:height="3.507cm" svg:x="1.399cm" svg:y="0.837cm" presentation:class="title">
          <draw:text-box>
            <text:p>Hamming Code</text:p>
          </draw:text-box>
        </draw:frame>
        <draw:frame presentation:style-name="pr5" draw:layer="layout" svg:width="25.191cm" svg:height="12.183cm" svg:x="1.5cm" svg:y="6cm" presentation:class="outline" presentation:user-transformed="true">
          <draw:text-box>
            <text:list text:style-name="L2">
              <text:list-item>
                <text:p>Allows single-bit errors to be corrected</text:p>
              </text:list-item>
              <text:list-item>
                <text:p>Based on parity bits</text:p>
              </text:list-item>
              <text:list-item>
                <text:p>Adds several parity bits to the data</text:p>
                <text:list>
                  <text:list-item>
                    <text:p>e.g. 3 parity bits for 4 data b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standard" draw:layer="layout" svg:width="25.19cm" svg:height="8.061cm" svg:x="1.19cm" svg:y="7.91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8">Bit position</text:span></text:p>
              </table:table-cell>
              <table:table-cell table:style-name="ce2"/>
              <table:table-cell>
                <text:p><text:span text:style-name="T18">1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3</text:span></text:p>
              </table:table-cell>
              <table:table-cell>
                <text:p><text:span text:style-name="T18">4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" table:default-cell-style-name="ce2">
              <table:table-cell>
                <text:p><text:span text:style-name="T19">Encoded data bits</text:span></text:p>
              </table:table-cell>
              <table:table-cell/>
              <table:table-cell>
                <text:p><text:span text:style-name="T19">p1</text:span></text:p>
              </table:table-cell>
              <table:table-cell>
                <text:p><text:span text:style-name="T19">p2</text:span></text:p>
              </table:table-cell>
              <table:table-cell>
                <text:p><text:span text:style-name="T19">d1</text:span></text:p>
              </table:table-cell>
              <table:table-cell>
                <text:p><text:span text:style-name="T19">p4</text:span></text:p>
              </table:table-cell>
              <table:table-cell>
                <text:p><text:span text:style-name="T19">d2</text:span></text:p>
              </table:table-cell>
              <table:table-cell>
                <text:p><text:span text:style-name="T19">d3</text:span></text:p>
              </table:table-cell>
              <table:table-cell>
                <text:p><text:span text:style-name="T19">d4</text:span></text:p>
              </table:table-cell>
            </table:table-row>
            <table:table-row table:style-name="ro1" table:default-cell-style-name="ce2">
              <table:table-cell>
                <text:p><text:span text:style-name="T19">Parity bit coverage</text:span></text:p>
              </table:table-cell>
              <table:table-cell>
                <text:p><text:span text:style-name="T19">p1</text:span></text:p>
              </table:table-cell>
              <table:table-cell>
                <text:p><text:span text:style-name="T19">X</text:span></text:p>
              </table:table-cell>
              <table:table-cell/>
              <table:table-cell>
                <text:p><text:span text:style-name="T19">X</text:span></text:p>
              </table:table-cell>
              <table:table-cell/>
              <table:table-cell>
                <text:p><text:span text:style-name="T19">X</text:span></text:p>
              </table:table-cell>
              <table:table-cell/>
              <table:table-cell>
                <text:p><text:span text:style-name="T19">X</text:span></text:p>
              </table:table-cell>
            </table:table-row>
            <table:table-row table:style-name="ro1" table:default-cell-style-name="ce2">
              <table:table-cell/>
              <table:table-cell>
                <text:p><text:span text:style-name="T19">p2</text:span></text:p>
              </table:table-cell>
              <table:table-cell/>
              <table:table-cell>
                <text:p><text:span text:style-name="T19">X</text:span></text:p>
              </table:table-cell>
              <table:table-cell>
                <text:p><text:span text:style-name="T19">X</text:span></text:p>
              </table:table-cell>
              <table:table-cell/>
              <table:table-cell/>
              <table:table-cell>
                <text:p><text:span text:style-name="T19">X</text:span></text:p>
              </table:table-cell>
              <table:table-cell>
                <text:p><text:span text:style-name="T19">X</text:span></text:p>
              </table:table-cell>
            </table:table-row>
            <table:table-row table:style-name="ro2" table:default-cell-style-name="ce2">
              <table:table-cell/>
              <table:table-cell>
                <text:p><text:span text:style-name="T19">p4</text:span></text:p>
              </table:table-cell>
              <table:table-cell/>
              <table:table-cell/>
              <table:table-cell/>
              <table:table-cell>
                <text:p><text:span text:style-name="T19">X</text:span></text:p>
              </table:table-cell>
              <table:table-cell>
                <text:p><text:span text:style-name="T19">X</text:span></text:p>
              </table:table-cell>
              <table:table-cell>
                <text:p><text:span text:style-name="T19">X</text:span></text:p>
              </table:table-cell>
              <table:table-cell>
                <text:p><text:span text:style-name="T19">X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5.191cm" svg:height="3.507cm" svg:x="1.399cm" svg:y="0.837cm" presentation:class="title">
          <draw:text-box>
            <text:p>Hamming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Hamming Code Calculation</text:p>
          </draw:text-box>
        </draw:frame>
        <draw:frame presentation:style-name="pr2" draw:layer="layout" svg:width="25.191cm" svg:height="12.183cm" svg:x="2cm" svg:y="6.5cm" presentation:class="outline" presentation:user-transformed="true">
          <draw:text-box>
            <text:p>Data: 1100</text:p>
            <text:p>P1 P2 <text:s/>1 P4 <text:s/>1 <text:s/>0 <text:s/>0</text:p>
            <text:p>P1=0</text:p>
            <text:p>P2=1</text:p>
            <text:p>P4=1</text:p>
            <text:p>Tx: 0 1 1 1 1 0 0</text:p>
            <text:p>Rx: 0 1 1 <text:span text:style-name="T20">0</text:span> 1 0 0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ceiver Calculation</text:p>
          </draw:text-box>
        </draw:frame>
        <draw:frame presentation:style-name="pr6" draw:layer="layout" svg:width="25.191cm" svg:height="14.683cm" svg:x="1.5cm" svg:y="5.117cm" presentation:class="outline" presentation:user-transformed="true">
          <draw:text-box>
            <text:p>Rx: 0 0 1 <text:span text:style-name="T20">0</text:span> 1 0 0</text:p>
            <text:p>P1=0</text:p>
            <text:p>P2=0</text:p>
            <text:p>P4=1 – error</text:p>
            <text:p>Error syndrome 1 0 0 = 4</text:p>
            <text:p/>
            <text:p>=&gt; bit 4 is in error 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skoola Pota2" svg:font-family="'Iskoola Pota'"/>
    <style:font-face style:name="DejaVu Sans Mono1" svg:font-family="'DejaVu Sans Mono'" style:font-family-generic="modern" style:font-pitch="fixed"/>
    <style:font-face style:name="Iskoola Pota1" svg:font-family="'Iskoola Pota'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skoola Pota" svg:font-family="'Iskoola Pot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si" style:country-complex="LK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Iskoola Pota1" style:font-family-asian="'Iskoola Pota'" style:font-pitch-asian="variable" style:font-size-asian="12pt" style:language-asian="si" style:country-asian="LK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  <style:text-properties style:font-name-asian="Iskoola Pota2" style:font-family-asian="'Iskoola Pota'"/>
    </style:style>
    <style:style style:name="Caption" style:family="graphic">
      <style:paragraph-properties fo:margin-top="0.374cm" fo:margin-bottom="0.374cm" style:text-autospace="none"/>
      <style:text-properties fo:font-style="italic" style:font-name-asian="Iskoola Pota2" style:font-family-asian="'Iskoola Pota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Iskoola Pota2" style:font-family-asian="'Iskoola Pota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Iskoola Pota" style:font-family-complex="'Iskoola Pota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5cm" svg:y="5.317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12M59S</meta:editing-duration>
    <meta:editing-cycles>11</meta:editing-cycles>
    <meta:generator>LibreOffice/4.4.0.3$Windows_x86 LibreOffice_project/de093506bcdc5fafd9023ee680b8c60e3e0645d7</meta:generator>
    <dc:date>2015-06-01T11:17:46.047000000</dc:date>
    <meta:document-statistic meta:object-count="50"/>
  </office:meta>
</office:document-meta>
</file>